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style:font-family-asian="Seaford Display" style:font-family-complex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2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7">
      <style:graphic-properties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4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1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8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0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8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1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7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1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1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6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6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6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93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93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4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9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9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0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1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2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9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9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1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9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7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7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4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7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4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6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94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6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94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6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72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2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0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0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6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7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6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4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6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4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4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4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4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</office:automatic-styles>
  <office:body>
    <office:presentation>
      <draw:page draw:name="Slide1" draw:style-name="a458" draw:master-page-name="Master1-Layout1-title-Title-Slide" presentation:presentation-page-layout-name="Master1-PPL1" draw:id="Slide-256">
        <draw:custom-shape svg:x="0in" svg:y="0in" svg:width="13.33333in" svg:height="7.5in" draw:id="id96" draw:style-name="a461" draw:name="Rectangle 31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97" draw:style-name="a464" draw:name="Rectangle 32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4074in" svg:y="1.19944in" svg:width="6.09259in" svg:height="6.30056in" draw:id="id98" draw:style-name="a467" draw:name="Rectangle 33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99" draw:style-name="a470" draw:name="Cross 34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frame draw:id="id100" presentation:style-name="a474" draw:name="Title 1" svg:x="0.87172in" svg:y="2.81222in" svg:width="9.36484in" svg:height="3.48654in" presentation:class="title" presentation:placeholder="false">
          <draw:text-box>
            <text:p text:style-name="a473" text:class-names="" text:cond-style-name=""><text:span text:style-name="a471" text:class-names="">COVID-19 Global Impact Analysis </text:span><text:span text:style-name="a472" text:class-names=""/></text:p>
          </draw:text-box>
          <svg:title/>
          <svg:desc/>
        </draw:frame>
        <draw:frame draw:id="id101" presentation:style-name="a481" draw:name="Subtitle 2" svg:x="0.87172in" svg:y="1.64944in" svg:width="9.36484in" svg:height="0.96556in" presentation:class="subtitle" presentation:placeholder="false">
          <draw:text-box>
            <text:p text:style-name="a476" text:class-names="" text:cond-style-name=""><text:span text:style-name="a475" text:class-names="">Patterns, Insights, and Predictive Modeling</text:span></text:p>
            <text:p text:style-name="a478" text:class-names="" text:cond-style-name=""><text:span text:style-name="a477" text:class-names="">By: Salamatu Adamu Toro</text:span></text:p>
            <text:p text:style-name="a480" text:class-names="" text:cond-style-name=""><text:span text:style-name="a479" text:class-names="">Date: 23rd November, 2024</text:span></text:p>
          </draw:text-box>
          <svg:title/>
          <svg:desc/>
        </draw:frame>
      </draw:page>
      <draw:page draw:name="Slide2" draw:style-name="a482" draw:master-page-name="Master1-Layout7-blank-Blank" presentation:presentation-page-layout-name="Master1-PPL7" draw:id="Slide-257">
        <draw:custom-shape svg:x="12.6088in" svg:y="6.14491in" svg:width="0.57407in" svg:height="0.57407in" draw:id="id102" draw:style-name="a485" draw:name="Cross 9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03" draw:style-name="a488" draw:name="Rectangle 11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04" draw:style-name="a491" draw:name="Rectangle 13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1.19944in" svg:width="3.54732in" svg:height="6.30056in" draw:id="id105" draw:style-name="a494" draw:name="Rectangle 15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06" draw:style-name="a497" draw:name="Rectangle 17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522" draw:name="Content Placeholder 2" svg:x="4.69464in" svg:y="3.17204in" svg:width="7.57388in" svg:height="3.25865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Objective: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Analyze global COVID-19 data for patterns, correlations, and predictions.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Focus on confirmed cases, deaths, recoveries, and regional variations.</text:span></text:p>
                  </text:list-item>
                </text:list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Key Tools: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Python, pandas, scikit-learn, Seaborn, Matplotlib</text:span></text:p>
                  </text:list-item>
                </text:list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Outcome:</text:span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tatistical insights, predictive models, and actionable conclusions.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  <draw:custom-shape svg:x="3.32047in" svg:y="6.14491in" svg:width="0.57407in" svg:height="0.57407in" draw:id="id108" draw:style-name="a525" draw:name="Cross 19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3" draw:style-name="a526" draw:master-page-name="Master1-Layout7-blank-Blank" presentation:presentation-page-layout-name="Master1-PPL7" draw:id="Slide-258">
        <draw:custom-shape svg:x="6.74074in" svg:y="1.19944in" svg:width="6.09259in" svg:height="6.30056in" draw:id="id109" draw:style-name="a529" draw:name="Rectangle 6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10" draw:style-name="a532" draw:name="Cross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11" draw:style-name="a535" draw:name="Rectangle 10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2" draw:style-name="a538" draw:name="Rectangle 12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13" draw:style-name="a541" draw:name="Rectangle 14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72" draw:name="TextBox 1" svg:x="0.61805in" svg:y="3.17204in" svg:width="9.04123in" svg:height="3.25865in">
          <draw:text-box>
            <text:list text:style-name="a544">
              <text:list-item>
                <text:p text:style-name="a543" text:class-names="" text:cond-style-name=""><text:span text:style-name="a542" text:class-names="">Data Sources:</text:span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ataset: data.csv (Global COVID-19 Statistics)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Metrics: Confirmed cases, deaths, recovered cases, active cases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cope: WHO regions (global coverage)</text:span></text:p>
                  </text:list-item>
                </text:list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ta Cleaning:</text:span></text:p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Null values removed for integrity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Duplicate entries eliminated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Percentages standardized for consistency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Index reset for seamless handling</text:span></text:p>
                  </text:list-item>
                </text:list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Visual: Workflow diagram showing data cleaning steps</text:span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15" draw:style-name="a575" draw:name="Rectangle 16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16" draw:style-name="a578" draw:name="Cross 1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4" draw:style-name="a579" draw:master-page-name="Master1-Layout7-blank-Blank" presentation:presentation-page-layout-name="Master1-PPL7" draw:id="Slide-259">
        <draw:custom-shape svg:x="6.74074in" svg:y="1.19944in" svg:width="6.09259in" svg:height="6.30056in" draw:id="id117" draw:style-name="a582" draw:name="Rectangle 7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18" draw:style-name="a585" draw:name="Cross 9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19" draw:style-name="a588" draw:name="Rectangle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0" draw:style-name="a591" draw:name="Rectangle 13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3709in" svg:y="1.19944in" svg:width="0.49625in" svg:height="6.30056in" draw:id="id121" draw:style-name="a594" draw:name="Rectangle 15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22" draw:style-name="a597" draw:name="Rectangle 17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23" draw:style-name="a600" draw:name="Cross 19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g draw:name="TextBox 1" draw:id="id132" draw:style-name="a627">
          <svg:title/>
          <svg:desc/>
          <draw:custom-shape svg:x="0.68262in" svg:y="2.9459in" svg:width="2.67938in" svg:height="1.60763in" draw:id="id124" draw:style-name="a604">
            <svg:title/>
            <svg:desc/>
            <text:p text:style-name="a603" text:class-names="" text:cond-style-name=""><text:span text:style-name="a601" text:class-names="">Visualizations:</text:span><text:span text:style-name="a602" text:class-names=""/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62994in" svg:y="2.9459in" svg:width="2.67938in" svg:height="1.60763in" draw:id="id125" draw:style-name="a607">
            <svg:title/>
            <svg:desc/>
            <text:p text:style-name="a606" text:class-names="" text:cond-style-name=""><text:span text:style-name="a605" text:class-names="">Top 10 countries by confirmed cases (Bar chart)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7726in" svg:y="2.9459in" svg:width="2.67938in" svg:height="1.60763in" draw:id="id126" draw:style-name="a610">
            <svg:title/>
            <svg:desc/>
            <text:p text:style-name="a609" text:class-names="" text:cond-style-name=""><text:span text:style-name="a608" text:class-names="">Mortality rate variations by region (Heatmap)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2457in" svg:y="2.9459in" svg:width="2.67938in" svg:height="1.60763in" draw:id="id127" draw:style-name="a613">
            <svg:title/>
            <svg:desc/>
            <text:p text:style-name="a612" text:class-names="" text:cond-style-name=""><text:span text:style-name="a611" text:class-names="">Recovery trends over time (Line graph)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68262in" svg:y="4.82147in" svg:width="2.67938in" svg:height="1.60763in" draw:id="id128" draw:style-name="a617">
            <svg:title/>
            <svg:desc/>
            <text:p text:style-name="a616" text:class-names="" text:cond-style-name=""><text:span text:style-name="a614" text:class-names="">Key Findings:</text:span><text:span text:style-name="a615" text:class-names=""/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62994in" svg:y="4.82147in" svg:width="2.67938in" svg:height="1.60763in" draw:id="id129" draw:style-name="a620">
            <svg:title/>
            <svg:desc/>
            <text:p text:style-name="a619" text:class-names="" text:cond-style-name=""><text:span text:style-name="a618" text:class-names="">Case distribution varies significantly by region.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7726in" svg:y="4.82147in" svg:width="2.67938in" svg:height="1.60763in" draw:id="id130" draw:style-name="a623">
            <svg:title/>
            <svg:desc/>
            <text:p text:style-name="a622" text:class-names="" text:cond-style-name=""><text:span text:style-name="a621" text:class-names="">Strong correlation between confirmed cases and deaths.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2457in" svg:y="4.82147in" svg:width="2.67938in" svg:height="1.60763in" draw:id="id131" draw:style-name="a626">
            <svg:title/>
            <svg:desc/>
            <text:p text:style-name="a625" text:class-names="" text:cond-style-name=""><text:span text:style-name="a624" text:class-names="">Recovery rates are not directly tied to case numbers.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5" draw:style-name="a628" draw:master-page-name="Master1-Layout7-blank-Blank" presentation:presentation-page-layout-name="Master1-PPL7" draw:id="Slide-260">
        <draw:custom-shape svg:x="6.74074in" svg:y="1.19944in" svg:width="6.09259in" svg:height="6.30056in" draw:id="id133" draw:style-name="a631" draw:name="Rectangle 6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34" draw:style-name="a634" draw:name="Cross 8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35" draw:style-name="a637" draw:name="Rectangle 10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36" draw:style-name="a640" draw:name="Rectangle 1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37" draw:style-name="a643" draw:name="Rectangle 14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677" draw:name="TextBox 1" svg:x="0.61805in" svg:y="3.17204in" svg:width="9.04123in" svg:height="3.25865in">
          <draw:text-box>
            <text:list text:style-name="a646">
              <text:list-item>
                <text:p text:style-name="a645" text:class-names="" text:cond-style-name=""><text:span text:style-name="a644" text:class-names="">Model Details: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Algorithm: Linear Regression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Features: Confirmed cases, recovered cases, active cases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arget: Death count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rain-Test Split: 80-20 ratio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Performance Metrics: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R-Squared Score: High predictive power (~85% variance explained).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Mean Squared Error: Low error margin.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Key Feature: Confirmed cases had the most significant impact on deaths.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Visual: Feature importance bar chart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39" draw:style-name="a680" draw:name="Rectangle 16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40" draw:style-name="a683" draw:name="Cross 18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6" draw:style-name="a684" draw:master-page-name="Master1-Layout7-blank-Blank" presentation:presentation-page-layout-name="Master1-PPL7" draw:id="Slide-261">
        <draw:custom-shape svg:x="6.74074in" svg:y="1.19944in" svg:width="6.09259in" svg:height="6.30056in" draw:id="id141" draw:style-name="a687" draw:name="Rectangle 6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42" draw:style-name="a690" draw:name="Cross 8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43" draw:style-name="a693" draw:name="Rectangle 10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44" draw:style-name="a696" draw:name="Rectangle 12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45" draw:style-name="a699" draw:name="Rectangle 14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24" draw:name="TextBox 1" svg:x="3.67598in" svg:y="3.17204in" svg:width="8.59254in" svg:height="3.25865in">
          <draw:text-box>
            <text:list text:style-name="a702">
              <text:list-item>
                <text:p text:style-name="a701" text:class-names="" text:cond-style-name=""><text:span text:style-name="a700" text:class-names="">Death Rate Variations: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Regions with healthcare disparities saw higher mortality.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Recovery Trends: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High-income regions showed better recovery outcomes.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Case Progression Trends: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Strict public health measures slowed case growth effectively.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Visual: Comparative regional recovery/mortality statistics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  <draw:custom-shape svg:x="-0in" svg:y="1.19944in" svg:width="0.28824in" svg:height="6.30056in" draw:id="id147" draw:style-name="a727" draw:name="Rectangle 16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637in" svg:y="6.14491in" svg:width="0.57407in" svg:height="0.57407in" draw:id="id148" draw:style-name="a730" draw:name="Cross 1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7" draw:style-name="a731" draw:master-page-name="Master1-Layout7-blank-Blank" presentation:presentation-page-layout-name="Master1-PPL7" draw:id="Slide-262">
        <draw:custom-shape svg:x="6.74074in" svg:y="1.19944in" svg:width="6.09259in" svg:height="6.30056in" draw:id="id149" draw:style-name="a734" draw:name="Rectangle 6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50" draw:style-name="a737" draw:name="Cross 8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51" draw:style-name="a740" draw:name="Rectangle 10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2" draw:style-name="a743" draw:name="Rectangle 12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53" draw:style-name="a746" draw:name="Rectangle 14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771" draw:name="TextBox 1" svg:x="0.61805in" svg:y="3.17204in" svg:width="8.02257in" svg:height="3.25865in">
          <draw:text-box>
            <text:list text:style-name="a749">
              <text:list-item>
                <text:p text:style-name="a748" text:class-names="" text:cond-style-name=""><text:span text:style-name="a747" text:class-names="">Case-Mortality Relationship: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Linear correlation between case numbers and deaths.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Impact of Active Cases: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Higher active cases strained healthcare systems, leading to worse outcomes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Regional Efficacy: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Effective interventions resulted in fewer fatalities and quicker recoveries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Visual: Scatter plot correlating confirmed cases and deaths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  <draw:custom-shape svg:x="10.23656in" svg:y="1.19944in" svg:width="3.09677in" svg:height="6.30056in" draw:id="id155" draw:style-name="a774" draw:name="Rectangle 1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609in" svg:y="6.14491in" svg:width="0.57407in" svg:height="0.57407in" draw:id="id156" draw:style-name="a777" draw:name="Cross 18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8" draw:style-name="a778" draw:master-page-name="Master1-Layout7-blank-Blank" presentation:presentation-page-layout-name="Master1-PPL7" draw:id="Slide-263">
        <draw:custom-shape svg:x="12.6088in" svg:y="6.14491in" svg:width="0.57407in" svg:height="0.57407in" draw:id="id157" draw:style-name="a781" draw:name="Cross 8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58" draw:style-name="a784" draw:name="Rectangle 10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9" draw:style-name="a787" draw:name="Rectangle 12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60" draw:style-name="a790" draw:name="Rectangle 14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815" draw:name="TextBox 1" svg:x="0.61805in" svg:y="3.17204in" svg:width="9.04123in" svg:height="3.25865in">
          <draw:text-box>
            <text:list text:style-name="a793">
              <text:list-item>
                <text:p text:style-name="a792" text:class-names="" text:cond-style-name=""><text:span text:style-name="a791" text:class-names="">Libraries Used:</text:span></text:p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Data Handling: pandas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Visualization: Seaborn, Matplotlib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Machine Learning: scikit-learn</text:span></text:p>
                  </text:list-item>
                </text:list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Scripts:</text:span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Modularized in main.ipynb for EDA, modeling, and visualization.</text:span></text:p>
                  </text:list-item>
                </text:list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Visual: Code snippet examples or workflow diagram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62" draw:style-name="a818" draw:name="Rectangle 16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63" draw:style-name="a821" draw:name="Cross 1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9" draw:style-name="a822" draw:master-page-name="Master1-Layout7-blank-Blank" presentation:presentation-page-layout-name="Master1-PPL7" draw:id="Slide-264">
        <draw:custom-shape svg:x="6.74074in" svg:y="1.19944in" svg:width="6.09259in" svg:height="6.30056in" draw:id="id164" draw:style-name="a825" draw:name="Rectangle 6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65" draw:style-name="a828" draw:name="Cross 8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66" draw:style-name="a831" draw:name="Rectangle 10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67" draw:style-name="a834" draw:name="Rectangle 12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68" draw:style-name="a837" draw:name="Rectangle 14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859" draw:name="TextBox 1" svg:x="0.61805in" svg:y="3.17204in" svg:width="9.04123in" svg:height="3.25865in">
          <draw:text-box>
            <text:list text:style-name="a840">
              <text:list-item>
                <text:p text:style-name="a839" text:class-names="" text:cond-style-name=""><text:span text:style-name="a838" text:class-names="">Proposed Improvements: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ime Series Analysis: Predict future trends dynamically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Advanced Models: Apply Random Forests or Gradient Boosting for better accuracy.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Interactive Dashboards: Develop tools for real-time visualization.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Localized Models: Tailor predictions to specific regions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Visual: Concept diagram showing enhancement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70" draw:style-name="a862" draw:name="Rectangle 1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71" draw:style-name="a865" draw:name="Cross 18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10" draw:style-name="a866" draw:master-page-name="Master1-Layout7-blank-Blank" presentation:presentation-page-layout-name="Master1-PPL7" draw:id="Slide-265">
        <draw:custom-shape svg:x="6.74074in" svg:y="1.19944in" svg:width="6.09259in" svg:height="6.30056in" draw:id="id172" draw:style-name="a869" draw:name="Rectangle 6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73" draw:style-name="a872" draw:name="Cross 8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74" draw:style-name="a875" draw:name="Rectangle 1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75" draw:style-name="a878" draw:name="Rectangle 12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76" draw:style-name="a881" draw:name="Rectangle 14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909" draw:name="TextBox 1" svg:x="0.61805in" svg:y="3.17204in" svg:width="9.04123in" svg:height="3.25865in">
          <draw:text-box>
            <text:list text:style-name="a884">
              <text:list-item>
                <text:p text:style-name="a883" text:class-names="" text:cond-style-name=""><text:span text:style-name="a882" text:class-names="">Summary: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Provided key insights into COVID-19 global dynamics.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Demonstrated the value of data science in tackling pandemics.</text:span></text:p>
                  </text:list-item>
                </text:list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akeaways: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Strong correlation between confirmed cases and deaths.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Regional responses significantly influence outcomes.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Predictive models can inform effective interventions.</text:span></text:p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Visual: World map with key insights highlighted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78" draw:style-name="a912" draw:name="Rectangle 16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79" draw:style-name="a915" draw:name="Cross 18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11" draw:style-name="a916" draw:master-page-name="Master1-Layout7-blank-Blank" presentation:presentation-page-layout-name="Master1-PPL7" draw:id="Slide-266">
        <draw:custom-shape svg:x="6.74074in" svg:y="1.19944in" svg:width="6.09259in" svg:height="6.30056in" draw:id="id180" draw:style-name="a919" draw:name="Rectangle 20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81" draw:style-name="a922" draw:name="Cross 21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82" draw:style-name="a925" draw:name="Rectangle 22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83" draw:style-name="a928" draw:name="Rectangle 23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84" draw:style-name="a931" draw:name="Rectangle 24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950" draw:name="TextBox 1" svg:x="0.61805in" svg:y="3.17204in" svg:width="8.02257in" svg:height="3.25865in">
          <draw:text-box>
            <text:list text:style-name="a934">
              <text:list-item>
                <text:p text:style-name="a933" text:class-names="" text:cond-style-name=""><text:span text:style-name="a932" text:class-names="">Title: Thank You!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ontent: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"Questions or feedback are welcome."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Contact information (optional).</text:span></text:p>
                  </text:list-item>
                </text:list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Visual: Inspirational image representing resilience or global unity.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  <draw:custom-shape svg:x="10.23656in" svg:y="1.19944in" svg:width="3.09677in" svg:height="6.30056in" draw:id="id186" draw:style-name="a953" draw:name="Rectangle 25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609in" svg:y="6.14491in" svg:width="0.57407in" svg:height="0.57407in" draw:id="id187" draw:style-name="a956" draw:name="Cross 26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87173in" svg:y="1.77779in" svg:width="8.78756in" svg:height="2.97699in"/>
      <presentation:placeholder presentation:object="subtitle" svg:x="0.87173in" svg:y="4.885in" svg:width="8.78756in" svg:height="0.96556in"/>
      <presentation:placeholder presentation:object="date-time" svg:x="0.87172in" svg:y="6.24316in" svg:width="4.24633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2" style:display-name="Title and Content">
      <presentation:placeholder presentation:object="title" svg:x="0.61805in" svg:y="1.3175in" svg:width="9.04122in" svg:height="1.58197in"/>
      <presentation:placeholder presentation:object="object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3" style:display-name="Section Header">
      <presentation:placeholder presentation:object="title" svg:x="0.61806in" svg:y="2.05813in" svg:width="8.02257in" svg:height="2.17378in"/>
      <presentation:placeholder presentation:object="outline" svg:x="0.61805in" svg:y="4.23191in" svg:width="8.02257in" svg:height="1.03725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4" style:display-name="Two Content">
      <presentation:placeholder presentation:object="title" svg:x="0.61805in" svg:y="1.3175in" svg:width="9.04122in" svg:height="1.58197in"/>
      <presentation:placeholder presentation:object="object" svg:x="0.61801in" svg:y="2.94361in" svg:width="5.40971in" svg:height="3.48833in"/>
      <presentation:placeholder presentation:object="object" svg:x="6.64578in" svg:y="2.94361in" svg:width="5.40971in" svg:height="3.4883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5" style:display-name="Comparison">
      <presentation:placeholder presentation:object="title" svg:x="0.61801in" svg:y="1.3175in" svg:width="9.04in" svg:height="1.58in"/>
      <presentation:placeholder presentation:object="outline" svg:x="0.61801in" svg:y="2.94361in" svg:width="5.40972in" svg:height="0.90104in"/>
      <presentation:placeholder presentation:object="object" svg:x="0.61801in" svg:y="3.84465in" svg:width="5.40972in" svg:height="2.58781in"/>
      <presentation:placeholder presentation:object="outline" svg:x="6.64574in" svg:y="2.94309in" svg:width="5.40972in" svg:height="0.90104in"/>
      <presentation:placeholder presentation:object="object" svg:x="6.64574in" svg:y="3.84413in" svg:width="5.40972in" svg:height="2.58781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6" style:display-name="Title Only">
      <presentation:placeholder presentation:object="title" svg:x="0.61805in" svg:y="1.3175in" svg:width="9.04122in" svg:height="1.5819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7" style:display-name="Blank"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8" style:display-name="Content with Caption">
      <presentation:placeholder presentation:object="title" svg:x="0.61805in" svg:y="1.31649in" svg:width="4.5in" svg:height="1.17806in"/>
      <presentation:placeholder presentation:object="object" svg:x="6.13715in" svg:y="1.64944in" svg:width="6.13136in" svg:height="4.42463in"/>
      <presentation:placeholder presentation:object="outline" svg:x="0.61805in" svg:y="2.59in" svg:width="4.5in" svg:height="3.4840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9" style:display-name="Picture with Caption">
      <presentation:placeholder presentation:object="title" svg:x="0.61805in" svg:y="1.31649in" svg:width="4.5in" svg:height="1.17806in"/>
      <presentation:placeholder presentation:object="graphic" svg:x="6.1583in" svg:y="1.19944in" svg:width="6.66696in" svg:height="6.30056in"/>
      <presentation:placeholder presentation:object="outline" svg:x="0.61805in" svg:y="2.59259in" svg:width="4.5in" svg:height="3.4814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0" style:display-name="Title and Vertical Text">
      <presentation:placeholder presentation:object="title" svg:x="0.61805in" svg:y="1.3175in" svg:width="9.04122in" svg:height="1.58197in"/>
      <presentation:placeholder presentation:object="outline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1" style:display-name="Vertical Title and Text">
      <presentation:placeholder presentation:object="title" svg:x="10.23148in" svg:y="1.3175in" svg:width="2.02686in" svg:height="5.11444in"/>
      <presentation:placeholder presentation:object="outline" svg:x="1.06482in" svg:y="1.3175in" svg:width="9.04861in" svg:height="5.1366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default-style style:family="graphic">
      <style:graphic-properties draw:fill="solid" draw:fill-color="#e24400" draw:opacity="100%" draw:stroke="solid" svg:stroke-width="0.01389in" svg:stroke-color="#5f1700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83333in" style:font-size-asian="0.83333in" style:font-size-complex="0.83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e9eff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3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8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3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8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6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2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1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1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ridVTI" style:page-layout-name="pageLayout1" draw:style-name="a0">
      <draw:frame draw:id="id0" presentation:style-name="a3" draw:name="Title Placeholder 1" svg:x="0.61805in" svg:y="1.3175in" svg:width="9.04122in" svg:height="1.5819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1806in" svg:y="2.94361in" svg:width="9.04122in" svg:height="3.4870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61805in" svg:y="6.50667in" svg:width="4.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3/2024</text:date></text:span><text:span text:style-name="a22" text:class-names=""/></text:p>
        </draw:text-box>
        <svg:title/>
        <svg:desc/>
      </draw:frame>
      <draw:frame draw:id="id3" presentation:style-name="a27" draw:name="Footer Placeholder 4" svg:x="0.61806in" svg:y="0.59403in" svg:width="4.5in" svg:height="0.2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2527in" svg:y="0.55903in" svg:width="1in" svg:height="0.34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custom-shape svg:x="5.7133in" svg:y="1.19944in" svg:width="7.11196in" svg:height="6.30056in" draw:id="id5" draw:style-name="a35" draw:name="Rectangle 4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8645in" svg:y="6.15097in" svg:width="0.57407in" svg:height="0.57407in" draw:id="id6" draw:style-name="a38" draw:name="Cross 49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7" draw:style-name="a41" draw:name="Rectangle 50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4" draw:name="Title 1" svg:x="0.87173in" svg:y="1.77779in" svg:width="8.78756in" svg:height="2.97699in" presentation:class="title" presentation:placeholder="false">
        <draw:text-box>
          <text:p text:style-name="a43" text:class-names="" text:cond-style-name=""><text:span text:style-name="a42" text:class-names="">Click to edit Master title style</text:span></text:p>
        </draw:text-box>
        <svg:title/>
        <svg:desc/>
      </draw:frame>
      <draw:frame draw:id="id9" presentation:style-name="a47" draw:name="Subtitle 2" svg:x="0.87173in" svg:y="4.885in" svg:width="8.78756in" svg:height="0.96556in" presentation:class="subtitle" presentation:placeholder="false">
        <draw:text-box>
          <text:p text:style-name="a46" text:class-names="" text:cond-style-name=""><text:span text:style-name="a45" text:class-names="">Click to edit Master subtitle style</text:span></text:p>
        </draw:text-box>
        <svg:title/>
        <svg:desc/>
      </draw:frame>
      <draw:frame draw:id="id10" presentation:style-name="a52" draw:name="Date Placeholder 3" svg:x="0.87172in" svg:y="6.24316in" svg:width="4.2463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11/23/2024</text:date></text:span><text:span text:style-name="a50" text:class-names=""/></text:p>
        </draw:text-box>
        <svg:title/>
        <svg:desc/>
      </draw:frame>
      <draw:frame draw:id="id11" presentation:style-name="a55" draw:name="Footer Placeholder 4" svg:x="0.61806in" svg:y="0.59403in" svg:width="4.5in" svg:height="0.27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1.82527in" svg:y="0.55903in" svg:width="1in" svg:height="0.34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6.74074in" svg:y="1.19944in" svg:width="6.09259in" svg:height="6.30056in" draw:id="id13" draw:style-name="a63" draw:name="Rectangle 48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088in" svg:y="6.14491in" svg:width="0.57407in" svg:height="0.57407in" draw:id="id14" draw:style-name="a66" draw:name="Cross 49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15" draw:style-name="a69" draw:name="Rectangle 50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2" draw:name="Title 1" svg:x="0.61805in" svg:y="1.3175in" svg:width="9.04122in" svg:height="1.58197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17" presentation:style-name="a88" draw:name="Content Placeholder 2" svg:x="0.61806in" svg:y="2.94361in" svg:width="9.04122in" svg:height="3.48708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3" draw:name="Date Placeholder 3" svg:x="0.61805in" svg:y="6.50667in" svg:width="4.5in" svg:height="0.39931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>11/23/2024</text:date></text:span><text:span text:style-name="a91" text:class-names=""/></text:p>
        </draw:text-box>
        <svg:title/>
        <svg:desc/>
      </draw:frame>
      <draw:frame draw:id="id19" presentation:style-name="a96" draw:name="Footer Placeholder 4" svg:x="0.61806in" svg:y="0.59403in" svg:width="4.5in" svg:height="0.2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0" presentation:style-name="a100" draw:name="Slide Number Placeholder 5" svg:x="11.82527in" svg:y="0.55903in" svg:width="1in" svg:height="0.34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</draw:text-box>
        <svg:title/>
        <svg:desc/>
      </draw:frame>
    </style:master-page>
    <style:master-page style:name="Master1-Layout3-secHead-Section-Header" style:page-layout-name="pageLayout1" draw:style-name="a101">
      <draw:custom-shape svg:x="4.69271in" svg:y="1.19944in" svg:width="8.13255in" svg:height="6.30056in" draw:id="id21" draw:style-name="a104" draw:name="Rectangle 48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891in" svg:y="6.15097in" svg:width="0.57407in" svg:height="0.57407in" draw:id="id22" draw:style-name="a107" draw:name="Cross 49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23" draw:style-name="a110" draw:name="Rectangle 50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13" draw:name="Title 1" svg:x="0.61806in" svg:y="2.05813in" svg:width="8.02257in" svg:height="2.17378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25" presentation:style-name="a117" draw:name="Text Placeholder 2" svg:x="0.61805in" svg:y="4.23191in" svg:width="8.02257in" svg:height="1.03725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</draw:text-box>
        <svg:title/>
        <svg:desc/>
      </draw:frame>
      <draw:frame draw:id="id26" presentation:style-name="a122" draw:name="Date Placeholder 3" svg:x="0.61805in" svg:y="6.50667in" svg:width="4.5in" svg:height="0.39931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>11/23/2024</text:date></text:span><text:span text:style-name="a120" text:class-names=""/></text:p>
        </draw:text-box>
        <svg:title/>
        <svg:desc/>
      </draw:frame>
      <draw:frame draw:id="id27" presentation:style-name="a125" draw:name="Footer Placeholder 4" svg:x="0.61806in" svg:y="0.59403in" svg:width="4.5in" svg:height="0.27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8" presentation:style-name="a129" draw:name="Slide Number Placeholder 5" svg:x="11.82527in" svg:y="0.55903in" svg:width="1in" svg:height="0.34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</style:master-page>
    <style:master-page style:name="Master1-Layout4-twoObj-Two-Content" style:page-layout-name="pageLayout1" draw:style-name="a130">
      <draw:frame draw:id="id29" presentation:style-name="a133" draw:name="Title 1" svg:x="0.61805in" svg:y="1.3175in" svg:width="9.04122in" svg:height="1.5819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0" presentation:style-name="a149" draw:name="Content Placeholder 2" svg:x="0.61801in" svg:y="2.94361in" svg:width="5.40971in" svg:height="3.48833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5" draw:name="Content Placeholder 3" svg:x="6.64578in" svg:y="2.94361in" svg:width="5.40971in" svg:height="3.48833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Date Placeholder 4" svg:x="0.61805in" svg:y="6.50667in" svg:width="4.5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11/23/2024</text:date></text:span><text:span text:style-name="a168" text:class-names=""/></text:p>
        </draw:text-box>
        <svg:title/>
        <svg:desc/>
      </draw:frame>
      <draw:frame draw:id="id33" presentation:style-name="a173" draw:name="Footer Placeholder 5" svg:x="0.61806in" svg:y="0.59403in" svg:width="4.5in" svg:height="0.27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4" presentation:style-name="a177" draw:name="Slide Number Placeholder 6" svg:x="11.82527in" svg:y="0.55903in" svg:width="1in" svg:height="0.34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</draw:text-box>
        <svg:title/>
        <svg:desc/>
      </draw:frame>
      <draw:custom-shape svg:x="12.83709in" svg:y="1.19944in" svg:width="0.49625in" svg:height="6.30056in" draw:id="id35" draw:style-name="a180" draw:name="Rectangle 49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36" draw:style-name="a183" draw:name="Rectangle 54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37" draw:style-name="a186" draw:name="Cross 10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5-twoTxTwoObj-Comparison" style:page-layout-name="pageLayout1" draw:style-name="a187">
      <draw:frame draw:id="id38" presentation:style-name="a190" draw:name="Title 1" svg:x="0.61801in" svg:y="1.3175in" svg:width="9.04in" svg:height="1.58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39" presentation:style-name="a194" draw:name="Text Placeholder 2" svg:x="0.61801in" svg:y="2.94361in" svg:width="5.40972in" svg:height="0.90104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40" presentation:style-name="a210" draw:name="Content Placeholder 3" svg:x="0.61801in" svg:y="3.84465in" svg:width="5.40972in" svg:height="2.5878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4" draw:name="Text Placeholder 4" svg:x="6.64574in" svg:y="2.94309in" svg:width="5.40972in" svg:height="0.9010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42" presentation:style-name="a230" draw:name="Content Placeholder 5" svg:x="6.64574in" svg:y="3.84413in" svg:width="5.40972in" svg:height="2.58781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5" draw:name="Date Placeholder 6" svg:x="0.61805in" svg:y="6.50667in" svg:width="4.5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11/23/2024</text:date></text:span><text:span text:style-name="a233" text:class-names=""/></text:p>
        </draw:text-box>
        <svg:title/>
        <svg:desc/>
      </draw:frame>
      <draw:frame draw:id="id44" presentation:style-name="a238" draw:name="Footer Placeholder 7" svg:x="0.61806in" svg:y="0.59403in" svg:width="4.5in" svg:height="0.27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5" presentation:style-name="a242" draw:name="Slide Number Placeholder 8" svg:x="11.82527in" svg:y="0.55903in" svg:width="1in" svg:height="0.34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  <draw:custom-shape svg:x="12.83709in" svg:y="1.19944in" svg:width="0.49625in" svg:height="6.30056in" draw:id="id46" draw:style-name="a245" draw:name="Rectangle 51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47" draw:style-name="a248" draw:name="Rectangle 56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48" draw:style-name="a251" draw:name="Cross 13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6-titleOnly-Title-Only" style:page-layout-name="pageLayout1" draw:style-name="a252">
      <draw:frame draw:id="id49" presentation:style-name="a255" draw:name="Title 1" svg:x="0.61805in" svg:y="1.3175in" svg:width="9.04122in" svg:height="1.58197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50" presentation:style-name="a260" draw:name="Date Placeholder 2" svg:x="0.61805in" svg:y="6.50667in" svg:width="4.5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11/23/2024</text:date></text:span><text:span text:style-name="a258" text:class-names=""/></text:p>
        </draw:text-box>
        <svg:title/>
        <svg:desc/>
      </draw:frame>
      <draw:frame draw:id="id51" presentation:style-name="a263" draw:name="Footer Placeholder 3" svg:x="0.61806in" svg:y="0.59403in" svg:width="4.5in" svg:height="0.27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2" presentation:style-name="a267" draw:name="Slide Number Placeholder 4" svg:x="11.82527in" svg:y="0.55903in" svg:width="1in" svg:height="0.34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</draw:text-box>
        <svg:title/>
        <svg:desc/>
      </draw:frame>
      <draw:custom-shape svg:x="10.8066in" svg:y="1.06806in" svg:width="1.46191in" svg:height="0.13139in" draw:id="id53" draw:style-name="a270" draw:name="Rectangle 4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709in" svg:y="1.19944in" svg:width="0.49625in" svg:height="6.30056in" draw:id="id54" draw:style-name="a273" draw:name="Rectangle 5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55" draw:style-name="a276" draw:name="Cross 8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7-blank-Blank" style:page-layout-name="pageLayout1" draw:style-name="a277">
      <draw:frame draw:id="id56" presentation:style-name="a282" draw:name="Date Placeholder 1" svg:x="0.61805in" svg:y="6.50667in" svg:width="4.5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1/23/2024</text:date></text:span><text:span text:style-name="a280" text:class-names=""/></text:p>
        </draw:text-box>
        <svg:title/>
        <svg:desc/>
      </draw:frame>
      <draw:frame draw:id="id57" presentation:style-name="a285" draw:name="Footer Placeholder 2" svg:x="0.61806in" svg:y="0.59403in" svg:width="4.5in" svg:height="0.27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8" presentation:style-name="a289" draw:name="Slide Number Placeholder 3" svg:x="11.82527in" svg:y="0.55903in" svg:width="1in" svg:height="0.34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  <draw:custom-shape svg:x="-0in" svg:y="1.19944in" svg:width="0.28824in" svg:height="6.30056in" draw:id="id59" draw:style-name="a292" draw:name="Rectangle 4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60" draw:style-name="a295" draw:name="Cross 4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61" draw:style-name="a298" draw:name="Rectangle 48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99">
      <draw:frame draw:id="id62" presentation:style-name="a302" draw:name="Title 1" svg:x="0.61805in" svg:y="1.31649in" svg:width="4.5in" svg:height="1.17806in" presentation:class="title" presentation:placeholder="false">
        <draw:text-box>
          <text:p text:style-name="a301" text:class-names="" text:cond-style-name=""><text:span text:style-name="a300" text:class-names="">Click to edit Master title style</text:span></text:p>
        </draw:text-box>
        <svg:title/>
        <svg:desc/>
      </draw:frame>
      <draw:frame draw:id="id63" presentation:style-name="a318" draw:name="Content Placeholder 2" svg:x="6.13715in" svg:y="1.64944in" svg:width="6.13136in" svg:height="4.42463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22" draw:name="Text Placeholder 3" svg:x="0.61805in" svg:y="2.59in" svg:width="4.5in" svg:height="3.4840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65" presentation:style-name="a327" draw:name="Date Placeholder 4" svg:x="0.61805in" svg:y="6.50667in" svg:width="4.5in" svg:height="0.39931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11/23/2024</text:date></text:span><text:span text:style-name="a325" text:class-names=""/></text:p>
        </draw:text-box>
        <svg:title/>
        <svg:desc/>
      </draw:frame>
      <draw:frame draw:id="id66" presentation:style-name="a330" draw:name="Footer Placeholder 5" svg:x="0.61806in" svg:y="0.59403in" svg:width="4.5in" svg:height="0.27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67" presentation:style-name="a334" draw:name="Slide Number Placeholder 6" svg:x="11.82527in" svg:y="0.55903in" svg:width="1in" svg:height="0.34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  <draw:custom-shape svg:x="10.8066in" svg:y="1.06806in" svg:width="1.46191in" svg:height="0.13139in" draw:id="id68" draw:style-name="a337" draw:name="Rectangle 49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69" draw:style-name="a340" draw:name="Rectangle 52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0" draw:style-name="a343" draw:name="Cross 10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9-picTx-Picture-with-Caption" style:page-layout-name="pageLayout1" draw:style-name="a344">
      <draw:frame draw:id="id71" presentation:style-name="a347" draw:name="Title 1" svg:x="0.61805in" svg:y="1.31649in" svg:width="4.5in" svg:height="1.1780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2" presentation:style-name="a350" draw:name="Picture Placeholder 2" svg:x="6.1583in" svg:y="1.19944in" svg:width="6.66696in" svg:height="6.30056in" presentation:class="graphic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73" presentation:style-name="a354" draw:name="Text Placeholder 3" svg:x="0.61805in" svg:y="2.59259in" svg:width="4.5in" svg:height="3.4814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74" presentation:style-name="a359" draw:name="Date Placeholder 4" svg:x="0.61805in" svg:y="6.50667in" svg:width="4.5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1/23/2024</text:date></text:span><text:span text:style-name="a357" text:class-names=""/></text:p>
        </draw:text-box>
        <svg:title/>
        <svg:desc/>
      </draw:frame>
      <draw:frame draw:id="id75" presentation:style-name="a362" draw:name="Footer Placeholder 5" svg:x="0.61806in" svg:y="0.59403in" svg:width="4.5in" svg:height="0.27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76" presentation:style-name="a366" draw:name="Slide Number Placeholder 6" svg:x="11.82527in" svg:y="0.55903in" svg:width="1in" svg:height="0.34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draw:custom-shape svg:x="10.8066in" svg:y="1.06806in" svg:width="1.46191in" svg:height="0.13139in" draw:id="id77" draw:style-name="a369" draw:name="Rectangle 53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78" draw:style-name="a372" draw:name="Rectangle 55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9" draw:style-name="a375" draw:name="Cross 10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10-vertTx-Title-and-Vertical-Text" style:page-layout-name="pageLayout1" draw:style-name="a376">
      <draw:custom-shape svg:x="7.75062in" svg:y="1.19944in" svg:width="5.08774in" svg:height="6.30056in" draw:id="id80" draw:style-name="a379" draw:name="Rectangle 49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382" draw:name="Title 1" svg:x="0.61805in" svg:y="1.3175in" svg:width="9.04122in" svg:height="1.58197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82" presentation:style-name="a398" draw:name="Vertical Text Placeholder 2" svg:x="0.61806in" svg:y="2.94361in" svg:width="9.04122in" svg:height="3.48708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03" draw:name="Date Placeholder 3" svg:x="0.61805in" svg:y="6.50667in" svg:width="4.5in" svg:height="0.39931in" presentation:class="date-time" presentation:placeholder="false">
        <draw:text-box>
          <text:p text:style-name="a402" text:class-names="" text:cond-style-name=""><text:span text:style-name="a399" text:class-names=""><text:date text:fixed="false" style:data-style-name="a400">11/23/2024</text:date></text:span><text:span text:style-name="a401" text:class-names=""/></text:p>
        </draw:text-box>
        <svg:title/>
        <svg:desc/>
      </draw:frame>
      <draw:frame draw:id="id84" presentation:style-name="a406" draw:name="Footer Placeholder 4" svg:x="0.61806in" svg:y="0.59403in" svg:width="4.5in" svg:height="0.27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85" presentation:style-name="a410" draw:name="Slide Number Placeholder 5" svg:x="11.82527in" svg:y="0.55903in" svg:width="1in" svg:height="0.34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</draw:text-box>
        <svg:title/>
        <svg:desc/>
      </draw:frame>
      <draw:custom-shape svg:x="10.8066in" svg:y="1.06806in" svg:width="1.46191in" svg:height="0.13139in" draw:id="id86" draw:style-name="a413" draw:name="Rectangle 48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838in" svg:y="6.14491in" svg:width="0.57407in" svg:height="0.57407in" draw:id="id87" draw:style-name="a416" draw:name="Cross 9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11-vertTitleAndTx-Vertical-Title-and-Text" style:page-layout-name="pageLayout1" draw:style-name="a417">
      <draw:frame draw:id="id88" presentation:style-name="a420" draw:name="Vertical Title 1" svg:x="10.23148in" svg:y="1.3175in" svg:width="2.02686in" svg:height="5.11444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89" presentation:style-name="a436" draw:name="Vertical Text Placeholder 2" svg:x="1.06482in" svg:y="1.3175in" svg:width="9.04861in" svg:height="5.1366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cond le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441" draw:name="Date Placeholder 3" svg:x="0.61805in" svg:y="6.50667in" svg:width="4.5in" svg:height="0.39931in" presentation:class="date-time" presentation:placeholder="false">
        <draw:text-box>
          <text:p text:style-name="a440" text:class-names="" text:cond-style-name=""><text:span text:style-name="a437" text:class-names=""><text:date text:fixed="false" style:data-style-name="a438">11/23/2024</text:date></text:span><text:span text:style-name="a439" text:class-names=""/></text:p>
        </draw:text-box>
        <svg:title/>
        <svg:desc/>
      </draw:frame>
      <draw:frame draw:id="id91" presentation:style-name="a444" draw:name="Footer Placeholder 4" svg:x="0.61806in" svg:y="0.59403in" svg:width="4.5in" svg:height="0.27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92" presentation:style-name="a448" draw:name="Slide Number Placeholder 5" svg:x="11.82527in" svg:y="0.55903in" svg:width="1in" svg:height="0.34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</draw:text-box>
        <svg:title/>
        <svg:desc/>
      </draw:frame>
      <draw:custom-shape svg:x="10.8066in" svg:y="1.06806in" svg:width="1.46191in" svg:height="0.13139in" draw:id="id93" draw:style-name="a451" draw:name="Rectangle 50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94" draw:style-name="a454" draw:name="Rectangle 52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95" draw:style-name="a457" draw:name="Cross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1-23T14:31:22Z</meta:creation-date>
    <dc:date>2024-11-23T14:54:27Z</dc:date>
    <meta:template xlink:href="office%20theme" xlink:type="simple"/>
    <meta:editing-cycles>62</meta:editing-cycles>
    <meta:editing-duration>PT0S</meta:editing-duration>
    <meta:document-statistic meta:paragraph-count="0" meta:word-count="0"/>
  </office:meta>
</office:document-meta>
</file>